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191cm" style:rel-column-width="20011*"/>
    </style:style>
    <style:style style:name="Таблица2.B" style:family="table-column">
      <style:table-column-properties style:column-width="6.197cm" style:rel-column-width="23887*"/>
    </style:style>
    <style:style style:name="Таблица2.C" style:family="table-column">
      <style:table-column-properties style:column-width="5.613cm" style:rel-column-width="21637*"/>
    </style:style>
    <style:style style:name="Таблица2.1" style:family="table-row">
      <style:table-row-properties style:min-row-height="0.81cm"/>
    </style:style>
    <style:style style:name="Таблица2.A1" style:family="table-cell">
      <style:table-cell-properties fo:padding="0.097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191cm" style:rel-column-width="20011*"/>
    </style:style>
    <style:style style:name="Table2.B" style:family="table-column">
      <style:table-column-properties style:column-width="6.197cm" style:rel-column-width="23887*"/>
    </style:style>
    <style:style style:name="Table2.C" style:family="table-column">
      <style:table-column-properties style:column-width="5.613cm" style:rel-column-width="21637*"/>
    </style:style>
    <style:style style:name="Table2.1" style:family="table-row">
      <style:table-row-properties style:min-row-height="0.81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loext:graphic-properties draw:fill="none"/>
      <style:paragraph-properties fo:margin-left="2.499cm" fo:margin-right="0cm" fo:text-indent="-1.101cm" style:auto-text-indent="false" fo:background-color="transparent"/>
      <style:text-properties fo:font-size="14pt" officeooo:rsid="0009ff2f" officeooo:paragraph-rsid="0009ff2f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1.199cm" fo:margin-right="0cm" fo:text-indent="-1.101cm" style:auto-text-indent="false" style:page-number="auto" fo:background-color="transparent"/>
      <style:text-properties fo:font-size="14pt" officeooo:rsid="0009ff2f" officeooo:paragraph-rsid="0009ff2f" style:font-size-asian="14pt" style:font-size-complex="14pt"/>
    </style:style>
    <style:style style:name="P5" style:family="paragraph" style:parent-style-name="Standard">
      <loext:graphic-properties draw:fill="none"/>
      <style:paragraph-properties fo:margin-left="1.199cm" fo:margin-right="0cm" fo:text-indent="-1.101cm" style:auto-text-indent="false" fo:background-color="transparent"/>
      <style:text-properties fo:font-size="14pt" officeooo:rsid="0009ff2f" officeooo:paragraph-rsid="0009ff2f" style:font-size-asian="14pt" style:font-size-complex="14pt"/>
    </style:style>
    <style:style style:name="P6" style:family="paragraph" style:parent-style-name="Table_20_Contents">
      <style:text-properties fo:font-size="14pt" style:font-size-asian="12.25pt" style:font-size-complex="14pt"/>
    </style:style>
    <style:style style:name="P7" style:family="paragraph" style:parent-style-name="Table_20_Contents">
      <style:text-properties fo:font-size="14pt" officeooo:rsid="0005e8e7" officeooo:paragraph-rsid="0005e8e7" style:font-size-asian="12.25pt" style:font-size-complex="14pt"/>
    </style:style>
    <style:style style:name="P8" style:family="paragraph" style:parent-style-name="Table_20_Contents">
      <style:text-properties fo:font-size="14pt" officeooo:rsid="0005e8e7" officeooo:paragraph-rsid="000ccc30" style:font-size-asian="12.25pt" style:font-size-complex="14pt"/>
    </style:style>
    <style:style style:name="P9" style:family="paragraph" style:parent-style-name="Table_20_Contents">
      <style:text-properties fo:font-size="14pt" officeooo:rsid="000ccc30" officeooo:paragraph-rsid="000ccc30" style:font-size-asian="12.25pt" style:font-size-complex="14pt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justify" style:justify-single-word="false"/>
      <style:text-properties fo:font-size="14pt" officeooo:rsid="000ccc30" officeooo:paragraph-rsid="000ccc30" style:font-size-asian="14pt" style:font-size-complex="14pt"/>
    </style:style>
    <style:style style:name="P12" style:family="paragraph" style:parent-style-name="Table_20_Contents">
      <style:text-properties fo:font-size="14pt" officeooo:rsid="001044f3" officeooo:paragraph-rsid="001044f3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fo:font-size="14pt" officeooo:rsid="000b7ade" officeooo:paragraph-rsid="000b7ade" style:font-size-asian="14pt" style:font-size-complex="14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4pt" officeooo:rsid="000ccc30" officeooo:paragraph-rsid="000ccc30" style:font-size-asian="14pt" style:font-size-complex="14pt"/>
    </style:style>
    <style:style style:name="P15" style:family="paragraph" style:parent-style-name="Table_20_Contents">
      <style:text-properties fo:font-size="14pt" officeooo:rsid="0005e8e7" officeooo:paragraph-rsid="0017fffc" style:font-size-asian="12.25pt" style:font-size-complex="14pt"/>
    </style:style>
    <style:style style:name="P16" style:family="paragraph" style:parent-style-name="Table_20_Contents">
      <style:text-properties fo:font-size="14pt" officeooo:rsid="000ccc30" officeooo:paragraph-rsid="0017fffc" style:font-size-asian="12.25pt" style:font-size-complex="14pt"/>
    </style:style>
    <style:style style:name="P17" style:family="paragraph" style:parent-style-name="Table_20_Contents">
      <style:text-properties fo:font-size="14pt" officeooo:paragraph-rsid="0017fffc" style:font-size-asian="12.25pt" style:font-size-complex="14pt"/>
    </style:style>
    <style:style style:name="P18" style:family="paragraph" style:parent-style-name="Table_20_Contents">
      <style:text-properties fo:font-size="14pt" officeooo:rsid="001044f3" officeooo:paragraph-rsid="0017fffc" style:font-size-asian="14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fo:font-size="14pt" officeooo:rsid="000ccc30" officeooo:paragraph-rsid="0017fffc" style:font-size-asian="14pt" style:font-size-complex="14pt"/>
    </style:style>
    <style:style style:name="P20" style:family="paragraph" style:parent-style-name="Table_20_Contents">
      <style:text-properties fo:font-size="14pt" officeooo:paragraph-rsid="0017fffc" style:font-size-asian="14pt" style:font-size-complex="14pt"/>
    </style:style>
    <style:style style:name="P21" style:family="paragraph" style:parent-style-name="Standard">
      <style:text-properties fo:font-size="14pt" officeooo:paragraph-rsid="0017fffc" style:font-size-asian="12.25pt" style:font-size-complex="14pt"/>
    </style:style>
    <style:style style:name="P22" style:family="paragraph" style:parent-style-name="Standard">
      <style:text-properties fo:font-size="14pt" officeooo:paragraph-rsid="0017fffc" style:font-size-asian="14pt" style:font-size-complex="14pt"/>
    </style:style>
    <style:style style:name="P23" style:family="paragraph" style:parent-style-name="Standard">
      <style:text-properties officeooo:paragraph-rsid="0017fffc"/>
    </style:style>
    <style:style style:name="P24" style:family="paragraph" style:parent-style-name="Standard">
      <loext:graphic-properties draw:fill="none"/>
      <style:paragraph-properties fo:margin-left="1.199cm" fo:margin-right="0cm" fo:text-indent="-1.101cm" style:auto-text-indent="false" fo:background-color="transparent"/>
      <style:text-properties fo:font-size="14pt" officeooo:rsid="0009ff2f" officeooo:paragraph-rsid="0009ff2f" style:font-size-asian="14pt" style:font-size-complex="14pt"/>
    </style:style>
    <style:style style:name="P25" style:family="paragraph" style:parent-style-name="Standard">
      <loext:graphic-properties draw:fill="none"/>
      <style:paragraph-properties fo:margin-left="1.199cm" fo:margin-right="0cm" fo:text-indent="-1.101cm" style:auto-text-indent="false" fo:background-color="transparent"/>
      <style:text-properties fo:font-size="14pt" officeooo:rsid="0009ff2f" officeooo:paragraph-rsid="0017fffc" style:font-size-asian="14pt" style:font-size-complex="14pt"/>
    </style:style>
    <style:style style:name="P26" style:family="paragraph" style:parent-style-name="Standard" style:master-page-name="">
      <loext:graphic-properties draw:fill="none"/>
      <style:paragraph-properties fo:margin-left="1.199cm" fo:margin-right="0cm" fo:text-indent="-1.101cm" style:auto-text-indent="false" style:page-number="auto" fo:background-color="transparent"/>
      <style:text-properties fo:font-size="14pt" officeooo:rsid="0009ff2f" officeooo:paragraph-rsid="0017fffc" style:font-size-asian="14pt" style:font-size-complex="14pt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fo:font-size="14pt" officeooo:rsid="000b7ade" officeooo:paragraph-rsid="0017fffc" style:font-size-asian="14pt" style:font-size-complex="14pt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88567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4pt" officeooo:rsid="000ccc30" officeooo:paragraph-rsid="00188567" style:font-size-asian="14pt" style:font-size-complex="14pt"/>
    </style:style>
    <style:style style:name="P30" style:family="paragraph" style:parent-style-name="Standard">
      <loext:graphic-properties draw:fill="none"/>
      <style:paragraph-properties fo:margin-left="2.499cm" fo:margin-right="0cm" fo:text-indent="-1.101cm" style:auto-text-indent="false" fo:background-color="transparent"/>
      <style:text-properties fo:font-size="14pt" officeooo:rsid="0009ff2f" officeooo:paragraph-rsid="0017fffc" style:font-size-asian="14pt" style:font-size-complex="14pt"/>
    </style:style>
    <style:style style:name="T1" style:family="text">
      <style:text-properties officeooo:rsid="000ccc30"/>
    </style:style>
    <style:style style:name="T2" style:family="text">
      <style:text-properties officeooo:rsid="001044f3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56e1d"/>
    </style:style>
    <style:style style:name="T5" style:family="text">
      <style:text-properties fo:language="en" fo:country="US" officeooo:rsid="00188567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56e1d"/>
    </style:style>
    <style:style style:name="T8" style:family="text">
      <style:text-properties fo:language="ru" fo:country="RU" officeooo:rsid="0017fffc"/>
    </style:style>
    <style:style style:name="T9" style:family="text">
      <style:text-properties fo:language="ru" fo:country="RU" officeooo:rsid="001044f3"/>
    </style:style>
    <style:style style:name="T10" style:family="text">
      <style:text-properties fo:language="ru" fo:country="RU" officeooo:rsid="000ccc30"/>
    </style:style>
    <style:style style:name="T11" style:family="text">
      <style:text-properties fo:language="ru" fo:country="RU" officeooo:rsid="00188567"/>
    </style:style>
    <style:style style:name="T12" style:family="text">
      <style:text-properties fo:font-size="14pt" fo:language="ru" fo:country="RU" officeooo:rsid="00188567" style:font-size-asian="14pt" style:font-size-complex="14pt"/>
    </style:style>
    <style:style style:name="T13" style:family="text">
      <style:text-properties fo:font-size="14pt" fo:language="en" fo:country="US" officeooo:rsid="00188567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7">Докладная записка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9">Гл.Инженеру</text:p>
          </table:table-cell>
        </table:table-row>
        <table:table-row>
          <table:table-cell table:style-name="Таблица1.A1" office:value-type="string">
            <text:p text:style-name="P8"><text:span text:style-name="T7">27</text:span>.<text:span text:style-name="T7">01</text:span>.20<text:span text:style-name="T7">20</text:span> г.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7">ПУ «<text:span text:style-name="T1">Браславгаз</text:span>»</text:p>
          </table:table-cell>
        </table:table-row>
        <table:table-row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9"><text:span text:style-name="T7">Дащёнку</text:span> <text:span text:style-name="T7">В</text:span>.<text:span text:style-name="T7">И</text:span>.</text:p>
          </table:table-cell>
        </table:table-row>
      </table:table>
      <text:p text:style-name="P1"/>
      <text:p text:style-name="P1"/>
      <text:p text:style-name="P2"/>
      <text:p text:style-name="P13">В связи с производственной необходимостью прошу Вас <text:span text:style-name="T1">закупить МТС сим-карту <text:s/>с VPN облгаза и статическим IP-адресом.</text:span></text:p>
      <text:p text:style-name="P14"><text:s text:c="11"/>SIM-карта будет установлен<text:span text:style-name="T8">а</text:span> в <text:span text:style-name="T7">ШРП-23</text:span><text:span text:style-name="T4"> </text:span><text:span text:style-name="T8">по адресу г.Браслав, д.Рубеж </text:span><text:span text:style-name="T9"><text:s/></text:span><text:span text:style-name="T2">для телеметрии</text:span>.</text:p>
      <text:p text:style-name="P3"/>
      <text:p text:style-name="P4"/>
      <text:p text:style-name="P5"/>
      <text:p text:style-name="P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2">Мастер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1"><text:span text:style-name="T2">Генис</text:span> <text:span text:style-name="T2">Д</text:span>.<text:span text:style-name="T2">И</text:span>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><text:soft-page-break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Докладная записка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Гл.Инженеру</text:p>
          </table:table-cell>
        </table:table-row>
        <table:table-row>
          <table:table-cell table:style-name="Table1.A1" office:value-type="string">
            <text:p text:style-name="P15"><text:span text:style-name="T7">27</text:span>.<text:span text:style-name="T7">01</text:span>.20<text:span text:style-name="T7">20</text:span> г.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5">ПУ «<text:span text:style-name="T1">Браславгаз</text:span>»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<text:span text:style-name="T7">Дащёнку</text:span> <text:span text:style-name="T7">В</text:span>.<text:span text:style-name="T7">И</text:span>.</text:p>
          </table:table-cell>
        </table:table-row>
      </table:table>
      <text:p text:style-name="P21"/>
      <text:p text:style-name="P21"/>
      <text:p text:style-name="P22"/>
      <text:p text:style-name="P27">В связи с производственной необходимостью прошу Вас <text:span text:style-name="T1">закупить МТС сим-карт</text:span><text:span text:style-name="T8">ы</text:span><text:span text:style-name="T10"> </text:span><text:span text:style-name="T11">в количестве 5шт</text:span><text:span text:style-name="T10"> </text:span><text:span text:style-name="T1">с VPN облгаза и</text:span><text:span text:style-name="T10"> </text:span><text:span text:style-name="T8">динамическим </text:span><text:span text:style-name="T10"><text:s/></text:span><text:span text:style-name="T1">IP-адресом.</text:span></text:p>
      <text:p text:style-name="P29"><text:s text:c="11"/>SIM-карт<text:span text:style-name="T11">ы</text:span> <text:span text:style-name="T6">буд</text:span><text:span text:style-name="T11">ут</text:span> установлен<text:span text:style-name="T11">ы в планшеты </text:span><text:span text:style-name="T5">Lenovo TB-x705L</text:span><text:span text:style-name="T11">.</text:span></text:p>
      <text:p text:style-name="P28"><text:span text:style-name="T13"/></text:p>
      <text:p text:style-name="P30"/>
      <text:p text:style-name="P26"/>
      <text:p text:style-name="P25"/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Мастер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9"><text:span text:style-name="T2">Генис</text:span> <text:span text:style-name="T2">Д</text:span>.<text:span text:style-name="T2">И</text:span>.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8:57:34.043782656</meta:creation-date>
    <dc:date>2020-01-27T11:56:24.148000000</dc:date>
    <meta:editing-duration>PT38M23S</meta:editing-duration>
    <meta:editing-cycles>5</meta:editing-cycles>
    <meta:generator>LibreOffice/6.2.3.2$Windows_X86_64 LibreOffice_project/aecc05fe267cc68dde00352a451aa867b3b546ac</meta:generator>
    <meta:print-date>2018-12-20T07:53:22.665659748</meta:print-date>
    <meta:document-statistic meta:table-count="4" meta:image-count="0" meta:object-count="0" meta:page-count="2" meta:paragraph-count="18" meta:word-count="77" meta:character-count="575" meta:non-whitespace-character-count="491"/>
  </office:meta>
</office:document-meta>
</file>